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4.9V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utput Current (mA)</text:p>
          </table:table-cell>
          <table:table-cell office:value-type="string" calcext:value-type="string">
            <text:p>Output Ripple (m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45" calcext:value-type="float">
            <text:p>4.45</text:p>
          </table:table-cell>
        </table:table-row>
      </table:table>
      <table:table table:name="7.45V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utput Current (mA)</text:p>
          </table:table-cell>
          <table:table-cell office:value-type="string" calcext:value-type="string">
            <text:p>Output Ripple (m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" calcext:value-type="float">
            <text:p>6.7</text:p>
          </table:table-cell>
        </table:table-row>
      </table:table>
      <table:table table:name="10V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utput Current (mA)</text:p>
          </table:table-cell>
          <table:table-cell office:value-type="string" calcext:value-type="string">
            <text:p>Output Ripple (m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2" calcext:value-type="float">
            <text:p>5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9:37:47.271896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8:05:54.143241813</meta:creation-date>
    <dc:date>2017-11-10T18:09:51.494655666</dc:date>
    <meta:editing-duration>PT3M57S</meta:editing-duration>
    <meta:editing-cycles>1</meta:editing-cycles>
    <meta:generator>LibreOffice/5.3.7.2.0$Linux_X86_64 LibreOffice_project/30$Build-2</meta:generator>
    <meta:document-statistic meta:table-count="3" meta:cell-count="56" meta:object-count="0"/>
  </office:meta>
</office:document-meta>
</file>